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16bcef" officeooo:paragraph-rsid="0016bcef" style:font-size-asian="18pt" style:font-size-complex="18pt"/>
    </style:style>
    <style:style style:name="P3" style:family="paragraph" style:parent-style-name="Standard">
      <style:text-properties fo:font-size="18pt" officeooo:rsid="001bee19" officeooo:paragraph-rsid="001bee19" style:font-size-asian="18pt" style:font-size-complex="18pt"/>
    </style:style>
    <style:style style:name="P4" style:family="paragraph" style:parent-style-name="Standard">
      <style:text-properties fo:font-size="18pt" officeooo:rsid="001f50b6" officeooo:paragraph-rsid="001f50b6" style:font-size-asian="18pt" style:font-size-complex="18pt"/>
    </style:style>
    <style:style style:name="P5" style:family="paragraph" style:parent-style-name="Standard">
      <style:text-properties fo:font-size="18pt" officeooo:rsid="00225cc1" officeooo:paragraph-rsid="00225cc1" style:font-size-asian="18pt" style:font-size-complex="18pt"/>
    </style:style>
    <style:style style:name="T1" style:family="text">
      <style:text-properties officeooo:rsid="0015f996"/>
    </style:style>
    <style:style style:name="T2" style:family="text">
      <style:text-properties officeooo:rsid="0020e1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text:s/></text:span>sudo cp /etc/apache2/sites-available/<text:span text:style-name="T2">example</text:span>.com.conf /etc/apache2/sites-available/local-neosofttech.com.conf</text:p>
      <text:p text:style-name="P1"/>
      <text:p text:style-name="P2">2. cd /etc/apache2/sites-available</text:p>
      <text:p text:style-name="P2"/>
      <text:p text:style-name="P2">3. sudo gedit local-neosofttech.com.conf</text:p>
      <text:p text:style-name="P2"/>
      <text:p text:style-name="P2">&lt;Directory "/var/www/html/training/web"&gt;</text:p>
      <text:p text:style-name="P2"><text:tab/><text:tab/><text:tab/>Options Indexes FollowSymLinks MultiViews</text:p>
      <text:p text:style-name="P2"><text:tab/><text:tab/><text:tab/>AllowOverride All</text:p>
      <text:p text:style-name="P2"><text:tab/><text:tab/><text:tab/>Require all granted</text:p>
      <text:p text:style-name="P2">&lt;/Directory&gt; </text:p>
      <text:p text:style-name="P2">ServerName training.com</text:p>
      <text:p text:style-name="P2">ServerAdmin admin@training.com</text:p>
      <text:p text:style-name="P2">DocumentRoot /var/www/html/training/web</text:p>
      <text:p text:style-name="P2"/>
      <text:p text:style-name="P3">4. sudo gedit /etc/hosts</text:p>
      <text:p text:style-name="P3"/>
      <text:p text:style-name="P3">127.0.1.1 local-neosofttech.com</text:p>
      <text:p text:style-name="P3"/>
      <text:p text:style-name="P4">5. sudo a2ensite local-neosofttech.com.conf</text:p>
      <text:p text:style-name="P4"/>
      <text:p text:style-name="P5">6. sudo service apache2 restart</text:p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5:06:10.955462352</meta:creation-date>
    <meta:generator>LibreOffice/6.0.7.3$Linux_X86_64 LibreOffice_project/00m0$Build-3</meta:generator>
    <dc:date>2021-06-01T15:09:30.186049679</dc:date>
    <meta:editing-duration>PT3M15S</meta:editing-duration>
    <meta:editing-cycles>14</meta:editing-cycles>
    <meta:document-statistic meta:table-count="0" meta:image-count="0" meta:object-count="0" meta:page-count="1" meta:paragraph-count="15" meta:word-count="45" meta:character-count="547" meta:non-whitespace-character-count="506"/>
  </office:meta>
</office:document-meta>
</file>